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AIC</text:p>
          </table:table-cell>
          <table:table-cell office:value-type="string" calcext:value-type="string">
            <text:p>pWAIC</text:p>
          </table:table-cell>
          <table:table-cell office:value-type="string" calcext:value-type="string">
            <text:p>dWAIC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SE</text:p>
          </table:table-cell>
        </table:table-row>
        <table:table-row table:style-name="ro1">
          <table:table-cell office:value-type="string" calcext:value-type="string">
            <text:p>REGION + TOPIC + REGION x TOPIC + (1|TAXON)</text:p>
          </table:table-cell>
          <table:table-cell office:value-type="float" office:value="1616.6" calcext:value-type="float">
            <text:p>1616.6</text:p>
          </table:table-cell>
          <table:table-cell office:value-type="float" office:value="210.8" calcext:value-type="float">
            <text:p>21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.25" calcext:value-type="float">
            <text:p>200.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GION + TOPIC + (1|TAXON)</text:p>
          </table:table-cell>
          <table:table-cell office:value-type="float" office:value="1658.7" calcext:value-type="float">
            <text:p>1658.7</text:p>
          </table:table-cell>
          <table:table-cell office:value-type="float" office:value="181.4" calcext:value-type="float">
            <text:p>181.4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228.97" calcext:value-type="float">
            <text:p>228.97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20:04.856320065</meta:creation-date>
    <dc:date>2019-02-12T14:21:35.493809629</dc:date>
    <meta:editing-duration>PT1M31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